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PreformattedText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PreformattedText" style:family="paragraph">
      <style:text-properties fo:font-weight="bold" style:font-weight-asian="bold" style:font-weight-complex="bold"/>
    </style:style>
    <style:style style:name="P5" style:parent-style-name="PreformattedText" style:family="paragraph">
      <style:text-properties fo:font-weight="bold" style:font-weight-asian="bold" style:font-weight-complex="bold"/>
    </style:style>
    <style:style style:name="P6" style:parent-style-name="PreformattedText" style:family="paragraph">
      <style:text-properties fo:language="en" fo:country="US"/>
    </style:style>
    <style:style style:name="P7" style:parent-style-name="PreformattedText" style:family="paragraph">
      <style:text-properties fo:language="en" fo:country="US"/>
    </style:style>
    <style:style style:name="P8" style:parent-style-name="PreformattedText" style:family="paragraph">
      <style:text-properties fo:language="en" fo:country="US"/>
    </style:style>
    <style:style style:name="P9" style:parent-style-name="PreformattedText" style:family="paragraph">
      <style:text-properties fo:language="en" fo:country="US"/>
    </style:style>
    <style:style style:name="P10" style:parent-style-name="PreformattedText" style:family="paragraph">
      <style:text-properties fo:language="en" fo:country="US"/>
    </style:style>
    <style:style style:name="P11" style:parent-style-name="PreformattedText" style:family="paragraph">
      <style:text-properties fo:language="en" fo:country="US"/>
    </style:style>
    <style:style style:name="P12" style:parent-style-name="PreformattedText" style:family="paragraph">
      <style:text-properties fo:language="en" fo:country="US"/>
    </style:style>
    <style:style style:name="P13" style:parent-style-name="PreformattedText" style:family="paragraph">
      <style:text-properties fo:language="en" fo:country="US"/>
    </style:style>
    <style:style style:name="P14" style:parent-style-name="PreformattedText" style:family="paragraph">
      <style:text-properties fo:language="en" fo:country="US"/>
    </style:style>
    <style:style style:name="P15" style:parent-style-name="PreformattedText" style:family="paragraph">
      <style:text-properties fo:language="en" fo:country="US"/>
    </style:style>
    <style:style style:name="P16" style:parent-style-name="PreformattedText" style:family="paragraph">
      <style:text-properties fo:language="en" fo:country="US"/>
    </style:style>
    <style:style style:name="P17" style:parent-style-name="PreformattedText" style:family="paragraph">
      <style:text-properties fo:font-weight="bold" style:font-weight-asian="bold" style:font-weight-complex="bold" fo:language="en" fo:country="US"/>
    </style:style>
    <style:style style:name="P18" style:parent-style-name="PreformattedText" style:family="paragraph">
      <style:text-properties fo:language="en" fo:country="US"/>
    </style:style>
    <style:style style:name="P19" style:parent-style-name="PreformattedText" style:family="paragraph">
      <style:text-properties fo:language="en" fo:country="US"/>
    </style:style>
    <style:style style:name="P20" style:parent-style-name="PreformattedText" style:family="paragraph">
      <style:text-properties fo:language="en" fo:country="US"/>
    </style:style>
    <style:style style:name="P21" style:parent-style-name="PreformattedText" style:family="paragraph">
      <style:text-properties fo:language="en" fo:country="US"/>
    </style:style>
    <style:style style:name="P22" style:parent-style-name="PreformattedText" style:family="paragraph">
      <style:text-properties fo:language="en" fo:country="US"/>
    </style:style>
    <style:style style:name="P23" style:parent-style-name="PreformattedText" style:family="paragraph">
      <style:text-properties fo:language="en" fo:country="US"/>
    </style:style>
    <style:style style:name="P24" style:parent-style-name="PreformattedText" style:family="paragraph">
      <style:text-properties fo:language="en" fo:country="US"/>
    </style:style>
    <style:style style:name="P25" style:parent-style-name="PreformattedText" style:family="paragraph">
      <style:text-properties fo:language="en" fo:country="US"/>
    </style:style>
    <style:style style:name="T26" style:parent-style-name="Policepardéfaut" style:family="text">
      <style:text-properties fo:language="en" fo:country="US"/>
    </style:style>
    <style:style style:name="T27" style:parent-style-name="Policepardéfaut" style:family="text">
      <style:text-properties fo:language="en" fo:country="US"/>
    </style:style>
    <style:style style:name="T28" style:parent-style-name="Policepardéfaut" style:family="text">
      <style:text-properties fo:language="en" fo:country="US"/>
    </style:style>
    <style:style style:name="P29" style:parent-style-name="PreformattedText" style:family="paragraph">
      <style:text-properties fo:language="en" fo:country="US"/>
    </style:style>
    <style:style style:name="P30" style:parent-style-name="PreformattedText" style:family="paragraph">
      <style:text-properties fo:language="en" fo:country="US"/>
    </style:style>
    <style:style style:name="T31" style:parent-style-name="Policepardéfaut" style:family="text">
      <style:text-properties fo:language="en" fo:country="US"/>
    </style:style>
    <style:style style:name="T32" style:parent-style-name="Policepardéfaut" style:family="text">
      <style:text-properties fo:language="en" fo:country="US"/>
    </style:style>
    <style:style style:name="T33" style:parent-style-name="Policepardéfaut" style:family="text">
      <style:text-properties fo:language="en" fo:country="US"/>
    </style:style>
    <style:style style:name="T34" style:parent-style-name="Policepardéfaut" style:family="text">
      <style:text-properties fo:language="en" fo:country="US"/>
    </style:style>
    <style:style style:name="P35" style:parent-style-name="PreformattedText" style:family="paragraph">
      <style:text-properties fo:language="en" fo:country="US"/>
    </style:style>
    <style:style style:name="P36" style:parent-style-name="PreformattedText" style:family="paragraph">
      <style:text-properties fo:language="en" fo:country="US"/>
    </style:style>
    <style:style style:name="P37" style:parent-style-name="PreformattedText" style:family="paragraph">
      <style:text-properties fo:language="en" fo:country="US"/>
    </style:style>
    <style:style style:name="P38" style:parent-style-name="PreformattedText" style:family="paragraph">
      <style:text-properties fo:font-weight="bold" style:font-weight-asian="bold" style:font-weight-complex="bold"/>
    </style:style>
    <style:style style:name="P39" style:parent-style-name="PreformattedText" style:family="paragraph">
      <style:text-properties fo:language="en" fo:country="US"/>
    </style:style>
    <style:style style:name="P40" style:parent-style-name="PreformattedText" style:family="paragraph">
      <style:text-properties fo:language="en" fo:country="US"/>
    </style:style>
    <style:style style:name="P41" style:parent-style-name="PreformattedText" style:family="paragraph">
      <style:text-properties fo:language="en" fo:country="US"/>
    </style:style>
    <style:style style:name="P42" style:parent-style-name="PreformattedText" style:family="paragraph">
      <style:text-properties fo:language="en" fo:country="US"/>
    </style:style>
    <style:style style:name="P43" style:parent-style-name="PreformattedText" style:family="paragraph">
      <style:text-properties fo:language="en" fo:country="US"/>
    </style:style>
    <style:style style:name="P44" style:parent-style-name="PreformattedText" style:family="paragraph">
      <style:text-properties fo:language="en" fo:country="US"/>
    </style:style>
    <style:style style:name="P45" style:parent-style-name="PreformattedText" style:family="paragraph">
      <style:text-properties fo:language="en" fo:country="US"/>
    </style:style>
    <style:style style:name="P46" style:parent-style-name="PreformattedText" style:family="paragraph">
      <style:text-properties fo:language="en" fo:country="US"/>
    </style:style>
    <style:style style:name="P47" style:parent-style-name="PreformattedText" style:family="paragraph">
      <style:text-properties fo:language="en" fo:country="US"/>
    </style:style>
    <style:style style:name="P48" style:parent-style-name="PreformattedText" style:family="paragraph">
      <style:text-properties fo:language="en" fo:country="US"/>
    </style:style>
    <style:style style:name="P49" style:parent-style-name="PreformattedText" style:family="paragraph">
      <style:text-properties fo:language="en" fo:country="US"/>
    </style:style>
    <style:style style:name="P50" style:parent-style-name="PreformattedText" style:family="paragraph">
      <style:text-properties fo:language="en" fo:country="US"/>
    </style:style>
    <style:style style:name="P51" style:parent-style-name="PreformattedText" style:family="paragraph">
      <style:text-properties fo:language="en" fo:country="US"/>
    </style:style>
    <style:style style:name="P52" style:parent-style-name="PreformattedText" style:family="paragraph">
      <style:text-properties fo:language="en" fo:country="US"/>
    </style:style>
    <style:style style:name="P53" style:parent-style-name="PreformattedText" style:family="paragraph">
      <style:text-properties fo:language="en" fo:country="US"/>
    </style:style>
    <style:style style:name="P54" style:parent-style-name="PreformattedText" style:family="paragraph">
      <style:text-properties fo:language="en" fo:country="US"/>
    </style:style>
    <style:style style:name="P55" style:parent-style-name="PreformattedText" style:family="paragraph">
      <style:text-properties fo:language="en" fo:country="US"/>
    </style:style>
    <style:style style:name="P56" style:parent-style-name="PreformattedText" style:family="paragraph">
      <style:text-properties fo:language="en" fo:country="US"/>
    </style:style>
    <style:style style:name="T57" style:parent-style-name="Policepardéfaut" style:family="text">
      <style:text-properties fo:language="en" fo:country="US"/>
    </style:style>
    <style:style style:name="T58" style:parent-style-name="Policepardéfaut" style:family="text">
      <style:text-properties fo:language="en" fo:country="US"/>
    </style:style>
    <style:style style:name="T59" style:parent-style-name="Policepardéfaut" style:family="text">
      <style:text-properties fo:language="en" fo:country="US"/>
    </style:style>
  </office:automatic-styles>
  <office:body>
    <office:text text:use-soft-page-breaks="true">
      <text:p text:style-name="P1"><text:tab/><text:tab/><text:tab/><text:tab/><text:span text:style-name="T2">TP4</text:span></text:p>
      <text:p text:style-name="PreformattedText"><text:tab/><text:tab/><text:tab/><text:s text:c="4"/><text:span text:style-name="T3">Système</text:span></text:p>
      <text:p text:style-name="PreformattedText"/>
      <text:p text:style-name="P4">KAMICHE MOHAMED</text:p>
      <text:p text:style-name="PreformattedText"/>
      <text:p text:style-name="PreformattedText"/>
      <text:p text:style-name="PreformattedText"/>
      <text:p text:style-name="P5">EXO 14 :</text:p>
      <text:p text:style-name="PreformattedText"/>
      <text:p text:style-name="PreformattedText">#!/bin/sh</text:p>
      <text:p text:style-name="PreformattedText"/>
      <text:p text:style-name="P6">while [ $# -ne 0 ]</text:p>
      <text:p text:style-name="P7">do</text:p>
      <text:p text:style-name="P8"><text:tab/>if [ -f "$1" -a -r "$1" ]</text:p>
      <text:p text:style-name="P9"><text:tab/>then</text:p>
      <text:p text:style-name="P10"><text:tab/><text:tab/>cat $1</text:p>
      <text:p text:style-name="P11"><text:tab/>else</text:p>
      <text:p text:style-name="P12"><text:tab/><text:tab/>echo \&lt;$1\&gt; inaccessible &gt;&amp;2</text:p>
      <text:p text:style-name="P13"><text:tab/>fi</text:p>
      <text:p text:style-name="P14"><text:tab/>shift</text:p>
      <text:p text:style-name="P15">done</text:p>
      <text:p text:style-name="P16"/>
      <text:p text:style-name="P17">EXO 15 <text:s/>:</text:p>
      <text:p text:style-name="P18"/>
      <text:p text:style-name="P19"/>
      <text:p text:style-name="P20">#!/bin/sh</text:p>
      <text:p text:style-name="P21"/>
      <text:p text:style-name="PreformattedText">if [ "$#" -ne 1 -a "$#" -ne 2 ]</text:p>
      <text:p text:style-name="PreformattedText">then</text:p>
      <text:p text:style-name="PreformattedText"><text:tab/>echo "Erreur : $0<text:s/>nom_fichier1 [nom_fichier2]" &gt;&amp;2</text:p>
      <text:p text:style-name="P22">fi</text:p>
      <text:p text:style-name="P23"/>
      <text:p text:style-name="P24">case $# in</text:p>
      <text:p text:style-name="P25"><text:tab/>1 )<text:tab/>nbligne=`wc -l $1|cut -f1 -d ' '`</text:p>
      <text:p text:style-name="PreformattedText"><text:span text:style-name="T26"><text:tab/></text:span><text:span text:style-name="T27"><text:tab/></text:span>echo Un seul parametre</text:p>
      <text:p text:style-name="PreformattedText"><text:tab/><text:tab/>echo nombre de ligne\(s\) : $nbligne</text:p>
      <text:p text:style-name="PreformattedText"><text:tab/><text:tab/><text:span text:style-name="T28">while [ $nbligne -ne 0 ]</text:span></text:p>
      <text:p text:style-name="P29"><text:tab/><text:tab/>do</text:p>
      <text:p text:style-name="P30"><text:tab/><text:tab/><text:tab/>if [ "$#" -eq 2 ]</text:p>
      <text:p text:style-name="PreformattedText"><text:span text:style-name="T31"><text:tab/></text:span><text:span text:style-name="T32"><text:tab/></text:span><text:span text:style-name="T33"><text:tab/></text:span>then</text:p>
      <text:p text:style-name="PreformattedText"><text:tab/><text:tab/><text:tab/><text:tab/>echo ligne : $nombresligne</text:p>
      <text:p text:style-name="PreformattedText"><text:tab/><text:tab/><text:tab/><text:tab/>echo "ligne $nbligne : `head -n $nbligne $1|tail -1`" &gt;&gt; .inv1</text:p>
      <text:p text:style-name="PreformattedText"><text:tab/><text:tab/><text:tab/><text:tab/>tail -1 .inv1 &gt;&gt; .inv2</text:p>
      <text:p text:style-name="PreformattedText"><text:tab/><text:tab/><text:tab/><text:tab/></text:p>
      <text:p text:style-name="PreformattedText"><text:tab/><text:tab/><text:tab/>else</text:p>
      <text:p text:style-name="PreformattedText"><text:tab/><text:tab/><text:tab/><text:tab/>echo ligne : $nbligne</text:p>
      <text:p text:style-name="PreformattedText"><text:tab/><text:tab/><text:tab/><text:tab/>echo "ligne $nbligne : `head -n $nbligne $1|tail -1`" &gt;&gt; .inv1</text:p>
      <text:p text:style-name="PreformattedText"><text:tab/><text:tab/><text:tab/><text:tab/>tail -1 .inv1 &gt;&gt; .inv2</text:p>
      <text:p text:style-name="PreformattedText"/>
      <text:p text:style-name="PreformattedText"><text:tab/><text:tab/><text:tab/>fi</text:p>
      <text:p text:style-name="PreformattedText"><text:tab/><text:tab/><text:tab/>nbligne=$((nbligne-1))</text:p>
      <text:p text:style-name="PreformattedText"><text:tab/><text:tab/><text:span text:style-name="T34">done</text:span></text:p>
      <text:p text:style-name="P35"><text:tab/><text:tab/>rm .inv1;;</text:p>
      <text:p text:style-name="P36"><text:tab/>2 ) cp $1 $2</text:p>
      <text:p text:style-name="P37"><text:tab/><text:tab/>sh $0 $2;;</text:p>
      <text:p text:style-name="PreformattedText">esac</text:p>
      <text:p text:style-name="PreformattedText"/>
      <text:p text:style-name="P38">EXO16 :</text:p>
      <text:p text:style-name="PreformattedText"/>
      <text:p text:style-name="PreformattedText">#!/bin/sh</text:p>
      <text:p text:style-name="PreformattedText"/>
      <text:p text:style-name="PreformattedText">affichage_menu()</text:p>
      <text:p text:style-name="PreformattedText">{</text:p>
      <text:p text:style-name="PreformattedText"><text:tab/>echo "-------------------------\nVous pouvez taper une commande Unix, ou bien :\nfin si vous souhaitez quitter l'appllication\nrelancer n si vous souhaitez relancer les n derniÃ¨res commandes\nVotre choix :"</text:p>
      <text:p text:style-name="P39">}</text:p>
      <text:p text:style-name="P40"/>
      <text:p text:style-name="P41">relancer_n()</text:p>
      <text:p text:style-name="P42">{</text:p>
      <text:p text:style-name="P43"><text:tab/>for i in $(seq 1 $1);</text:p>
      <text:p text:style-name="P44"><text:tab/>do</text:p>
      <text:p text:style-name="P45"><text:tab/><text:tab/>`grep '^[0-9] :' temp|tail -n $i|head -1 | cut -f2 -d ":"`</text:p>
      <text:p text:style-name="P46"><text:tab/>done</text:p>
      <text:p text:style-name="P47">}</text:p>
      <text:p text:style-name="P48">affichage_menu</text:p>
      <text:p text:style-name="P49">index=0</text:p>
      <text:p text:style-name="P50">while read choix var1</text:p>
      <text:p text:style-name="P51">do</text:p>
      <text:p text:style-name="P52"><text:tab/>case $choix in</text:p>
      <text:p text:style-name="P53"><text:tab/><text:tab/>fin )</text:p>
      <text:p text:style-name="P54"><text:tab/><text:tab/><text:tab/>if [ -e temp ]</text:p>
      <text:p text:style-name="P55"><text:tab/><text:tab/><text:tab/>then</text:p>
      <text:p text:style-name="P56"><text:tab/><text:tab/><text:tab/><text:tab/>rm temp</text:p>
      <text:p text:style-name="PreformattedText"><text:span text:style-name="T57"><text:tab/></text:span><text:span text:style-name="T58"><text:tab/></text:span><text:span text:style-name="T59"><text:tab/></text:span>fi</text:p>
      <text:p text:style-name="PreformattedText"><text:tab/><text:tab/><text:tab/>echo Vous quittez le script</text:p>
      <text:p text:style-name="PreformattedText"><text:tab/><text:tab/><text:tab/>break;;</text:p>
      <text:p text:style-name="PreformattedText"><text:tab/><text:tab/>relancer )</text:p>
      <text:p text:style-name="PreformattedText"><text:tab/><text:tab/><text:tab/>echo vous relancez les $var1 dernieres commandes</text:p>
      <text:p text:style-name="PreformattedText"><text:tab/><text:tab/><text:tab/>relancer_n $var1;;</text:p>
      <text:p text:style-name="PreformattedText"><text:tab/><text:tab/>* )</text:p>
      <text:p text:style-name="PreformattedText"><text:tab/><text:tab/><text:tab/>$choix $var1 &amp;&amp; echo $index : $choix $var1 <text:s/>&gt;&gt; temp &amp;&amp; $choix $var1 &gt;&gt; temp</text:p>
      <text:p text:style-name="PreformattedText"><text:tab/>esac</text:p>
      <text:p text:style-name="PreformattedText"><text:tab/>affichage_menu</text:p>
      <text:p text:style-name="PreformattedText"><text:tab/>index=$((index+1))</text:p>
      <text:p text:style-name="PreformattedText">don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amicheraouf2001@gmail.com</dc:creator>
    <meta:creation-date>2021-10-20T16:11:00Z</meta:creation-date>
    <dc:date>2021-10-20T16:11:00Z</dc:date>
    <meta:template xlink:href="Normal" xlink:type="simple"/>
    <meta:editing-cycles>3</meta:editing-cycles>
    <meta:editing-duration>PT120S</meta:editing-duration>
    <meta:document-statistic meta:page-count="1" meta:paragraph-count="3" meta:word-count="239" meta:character-count="1553" meta:row-count="10" meta:non-whitespace-character-count="1317"/>
  </office:meta>
</office:document-meta>
</file>